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tratum2 Bold" svg:font-family="'Stratum2 Bold'"/>
    <style:font-face style:name="Stratum2 Medium" svg:font-family="'Stratum2 Medium'"/>
    <style:font-face style:name="Stratum2 Regular" svg:font-family="'Stratum2 Regular'"/>
    <style:font-face style:name="Stratum2 Regular Monodigit" svg:font-family="'Stratum2 Regular Monodigit'"/>
  </office:font-face-decls>
  <office:automatic-styles>
    <style:style style:name="Tabla1" style:family="table">
      <style:table-properties style:width="7.706cm" table:align="left"/>
    </style:style>
    <style:style style:name="Tabla1.A" style:family="table-column">
      <style:table-column-properties style:column-width="0.474cm"/>
    </style:style>
    <style:style style:name="Tabla1.B" style:family="table-column">
      <style:table-column-properties style:column-width="0.42cm"/>
    </style:style>
    <style:style style:name="Tabla1.C" style:family="table-column">
      <style:table-column-properties style:column-width="0.736cm"/>
    </style:style>
    <style:style style:name="Tabla1.D" style:family="table-column">
      <style:table-column-properties style:column-width="0.63cm"/>
    </style:style>
    <style:style style:name="Tabla1.E" style:family="table-column">
      <style:table-column-properties style:column-width="1.21cm"/>
    </style:style>
    <style:style style:name="Tabla1.F" style:family="table-column">
      <style:table-column-properties style:column-width="0.96cm"/>
    </style:style>
    <style:style style:name="Tabla1.G" style:family="table-column">
      <style:table-column-properties style:column-width="0.951cm"/>
    </style:style>
    <style:style style:name="Tabla1.H" style:family="table-column">
      <style:table-column-properties style:column-width="0.432cm"/>
    </style:style>
    <style:style style:name="Tabla1.I" style:family="table-column">
      <style:table-column-properties style:column-width="0.506cm"/>
    </style:style>
    <style:style style:name="Tabla1.J" style:family="table-column">
      <style:table-column-properties style:column-width="0.413cm"/>
    </style:style>
    <style:style style:name="Tabla1.K" style:family="table-column">
      <style:table-column-properties style:column-width="0.97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text-properties officeooo:rsid="000e1841" officeooo:paragraph-rsid="000e1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/><text:span text:style-name="Strong_20_Emphasis">A - Análisis del diagrama de flujo</text:span></text:h>
      <text:h text:style-name="Heading_20_4" text:outline-level="4">1. <text:span text:style-name="Strong_20_Emphasis">Programa en C++</text:span></text:h>
      <text:p text:style-name="Text_20_body">Basado en el diagrama de flujo, este sería el código:</text:p>
      <text:p text:style-name="Preformatted_20_Text"/>
      <text:p text:style-name="Preformatted_20_Text"/>
      <text:p text:style-name="P1"><text:span text:style-name="Source_20_Text">#include &lt;iostream&gt;</text:span></text:p>
      <text:p text:style-name="P2"><text:span text:style-name="Source_20_Text">using namespace std;</text:span></text:p>
      <text:p text:style-name="P2"/>
      <text:p text:style-name="P2"><text:span text:style-name="Source_20_Text">int main() {</text:span></text:p>
      <text:p text:style-name="P2"><text:span text:style-name="Source_20_Text"><text:s text:c="4"/>int V[8] = {-3, -1, 2, 5, 6, 7, 9, 17};</text:span></text:p>
      <text:p text:style-name="P2"><text:span text:style-name="Source_20_Text"><text:s text:c="4"/>int N = 8;</text:span></text:p>
      <text:p text:style-name="P2"><text:span text:style-name="Source_20_Text"><text:s text:c="4"/>int S = 0;</text:span></text:p>
      <text:p text:style-name="P2"><text:span text:style-name="Source_20_Text"><text:s text:c="4"/>float PROM;</text:span></text:p>
      <text:p text:style-name="P2"><text:span text:style-name="Source_20_Text"><text:s text:c="4"/>int A, B, C, D, E, POS;</text:span></text:p>
      <text:p text:style-name="P2"/>
      <text:p text:style-name="P2"><text:span text:style-name="Source_20_Text"><text:s text:c="4"/>// Calcular suma y promedio</text:span></text:p>
      <text:p text:style-name="P2"><text:span text:style-name="Source_20_Text"><text:s text:c="4"/>for (int I = 0; I &lt; N; I++) {</text:span></text:p>
      <text:p text:style-name="P2"><text:span text:style-name="Source_20_Text"><text:s text:c="8"/>S += V[I];</text:span></text:p>
      <text:p text:style-name="P2"><text:span text:style-name="Source_20_Text"><text:s text:c="4"/>}</text:span></text:p>
      <text:p text:style-name="P2"><text:span text:style-name="Source_20_Text"><text:s text:c="4"/>PROM = (float)S / N;</text:span></text:p>
      <text:p text:style-name="P2"/>
      <text:p text:style-name="P2"><text:span text:style-name="Source_20_Text"><text:s text:c="4"/>for (int I = 1; I &lt; N; I++) {</text:span></text:p>
      <text:p text:style-name="P2"><text:span text:style-name="Source_20_Text"><text:s text:c="8"/>if (V[I] &gt; PROM) {</text:span></text:p>
      <text:p text:style-name="P2"><text:span text:style-name="Source_20_Text"><text:s text:c="12"/>A = PROM - V[I - 1];</text:span></text:p>
      <text:p text:style-name="P2"><text:span text:style-name="Source_20_Text"><text:s text:c="12"/>B = V[I] - PROM;</text:span></text:p>
      <text:p text:style-name="P2"><text:span text:style-name="Source_20_Text"><text:s text:c="12"/>C = V[I - 1];</text:span></text:p>
      <text:p text:style-name="P2"><text:span text:style-name="Source_20_Text"><text:s text:c="12"/>D = V[I];</text:span></text:p>
      <text:p text:style-name="P2"><text:span text:style-name="Source_20_Text"><text:s text:c="12"/>POS = I;</text:span></text:p>
      <text:p text:style-name="P2"><text:span text:style-name="Source_20_Text"><text:s text:c="12"/>break; // Sale en el primer caso que cumple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if (A &lt; B) {</text:span></text:p>
      <text:p text:style-name="P2"><text:span text:style-name="Source_20_Text"><text:s text:c="8"/>E = C;</text:span></text:p>
      <text:p text:style-name="P2"><text:span text:style-name="Source_20_Text"><text:s text:c="8"/>POS--;</text:span></text:p>
      <text:p text:style-name="P2"><text:span text:style-name="Source_20_Text"><text:s text:c="4"/>} else {</text:span></text:p>
      <text:p text:style-name="P2"><text:span text:style-name="Source_20_Text"><text:s text:c="8"/>E = D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cout &lt;&lt; "PROM = " &lt;&lt; PROM &lt;&lt; endl;</text:span></text:p>
      <text:p text:style-name="P2"><text:span text:style-name="Source_20_Text"><text:s text:c="4"/>cout &lt;&lt; "E = " &lt;&lt; E &lt;&lt; endl;</text:span></text:p>
      <text:p text:style-name="P2"><text:span text:style-name="Source_20_Text"><text:s text:c="4"/>cout &lt;&lt; "POS = " &lt;&lt; POS &lt;&lt; endl;</text:span></text:p>
      <text:p text:style-name="P2"/>
      <text:p text:style-name="P2"><text:span text:style-name="Source_20_Text"><text:s text:c="4"/>return 0;</text:span></text:p>
      <text:p text:style-name="P3"><text:span text:style-name="Source_20_Text">}</text:span></text:p>
      <text:p text:style-name="Horizontal_20_Line"/>
      <text:h text:style-name="Heading_20_4" text:outline-level="4">2. <text:span text:style-name="Strong_20_Emphasis">¿Qué es una prueba de escritorio?</text:span></text:h>
      <text:p text:style-name="Text_20_body">Una <text:span text:style-name="Strong_20_Emphasis">prueba de escritorio</text:span> consiste en simular manualmente la ejecución de un programa línea por línea. Se realiza para entender su funcionamiento y detectar errores lógicos. Se usa una tabla donde se anotan los valores de las variables a medida que se ejecutan las instrucciones.</text:p>
      <text:p text:style-name="Horizontal_20_Line"/>
      <text:h text:style-name="Heading_20_4" text:outline-level="4"><text:soft-page-break/>3. <text:s/><text:span text:style-name="Strong_20_Emphasis">Completar la prueba de escritorio</text:span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header-rows>
          <table:table-row>
            <table:table-cell table:style-name="Tabla1.A1" office:value-type="string">
              <text:p text:style-name="Table_20_Heading">N</text:p>
            </table:table-cell>
            <table:table-cell table:style-name="Tabla1.A1" office:value-type="string">
              <text:p text:style-name="Table_20_Heading">I</text:p>
            </table:table-cell>
            <table:table-cell table:style-name="Tabla1.A1" office:value-type="string">
              <text:p text:style-name="Table_20_Heading">V(I)</text:p>
            </table:table-cell>
            <table:table-cell table:style-name="Tabla1.A1" office:value-type="string">
              <text:p text:style-name="Table_20_Heading">S</text:p>
            </table:table-cell>
            <table:table-cell table:style-name="Tabla1.A1" office:value-type="string">
              <text:p text:style-name="Table_20_Heading">PROM</text:p>
            </table:table-cell>
            <table:table-cell table:style-name="Tabla1.A1" office:value-type="string">
              <text:p text:style-name="Table_20_Heading">A</text:p>
            </table:table-cell>
            <table:table-cell table:style-name="Tabla1.A1" office:value-type="string">
              <text:p text:style-name="Table_20_Heading">B</text:p>
            </table:table-cell>
            <table:table-cell table:style-name="Tabla1.A1" office:value-type="string">
              <text:p text:style-name="Table_20_Heading">C</text:p>
            </table:table-cell>
            <table:table-cell table:style-name="Tabla1.A1" office:value-type="string">
              <text:p text:style-name="Table_20_Heading">D</text:p>
            </table:table-cell>
            <table:table-cell table:style-name="Tabla1.A1" office:value-type="string">
              <text:p text:style-name="Table_20_Heading">E</text:p>
            </table:table-cell>
            <table:table-cell table:style-name="Tabla1.A1" office:value-type="string">
              <text:p text:style-name="Table_20_Heading">POS</text:p>
            </table:table-cell>
          </table:table-row>
        </table:table-header-rows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-3</text:p>
          </table:table-cell>
          <table:table-cell table:style-name="Tabla1.A1" office:value-type="string">
            <text:p text:style-name="Table_20_Contents">-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-1</text:p>
          </table:table-cell>
          <table:table-cell table:style-name="Tabla1.A1" office:value-type="string">
            <text:p text:style-name="Table_20_Contents">-4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-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0.25</text:p>
          </table:table-cell>
          <table:table-cell table:style-name="Tabla1.A1" office:value-type="string">
            <text:p text:style-name="Table_20_Contents">0.75</text:p>
          </table:table-cell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4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16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0.75</text:p>
          </table:table-cell>
          <table:table-cell table:style-name="Tabla1.A1" office:value-type="string">
            <text:p text:style-name="Table_20_Contents">1.75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5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25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1.75</text:p>
          </table:table-cell>
          <table:table-cell table:style-name="Tabla1.A1" office:value-type="string">
            <text:p text:style-name="Table_20_Contents">3.75</text:p>
          </table:table-cell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6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4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3.75</text:p>
          </table:table-cell>
          <table:table-cell table:style-name="Tabla1.A1" office:value-type="string">
            <text:p text:style-name="Table_20_Contents">11.75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7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Table_20_Contents">5.25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Text_20_body"/>
      <text:h text:style-name="Heading_20_3" text:outline-level="3"><text:s/><text:span text:style-name="Strong_20_Emphasis">B - Ejercicios de Arreglos</text:span></text:h>
      <text:h text:style-name="Heading_20_4" text:outline-level="4"><text:span text:style-name="Strong_20_Emphasis">Ejercicio 1: Inscriptos a cursos</text:span></text:h>
      <text:p text:style-name="Preformatted_20_Text"/>
      <text:p text:style-name="Preformatted_20_Text"/>
      <text:p text:style-name="P1"><text:span text:style-name="Source_20_Text">#include &lt;iostream&gt;</text:span></text:p>
      <text:p text:style-name="P2"><text:span text:style-name="Source_20_Text">using namespace std;</text:span></text:p>
      <text:p text:style-name="P2"/>
      <text:p text:style-name="P2"><text:span text:style-name="Source_20_Text">int main() {</text:span></text:p>
      <text:p text:style-name="P2"><text:span text:style-name="Source_20_Text"><text:s text:c="4"/>int cursos[5];</text:span></text:p>
      <text:p text:style-name="P2"><text:span text:style-name="Source_20_Text"><text:s text:c="4"/>int inscriptos, tope = 20;</text:span></text:p>
      <text:p text:style-name="P2"/>
      <text:p text:style-name="P2"><text:span text:style-name="Source_20_Text"><text:s text:c="4"/>for (int i = 0; i &lt; 5; i++) {</text:span></text:p>
      <text:p text:style-name="P2"><text:span text:style-name="Source_20_Text"><text:s text:c="8"/>do {</text:span></text:p>
      <text:p text:style-name="P2"><text:span text:style-name="Source_20_Text"><text:s text:c="12"/>cout &lt;&lt; "Ingrese inscriptos para el curso " &lt;&lt; i + 1 &lt;&lt; ": ";</text:span></text:p>
      <text:p text:style-name="P2"><text:span text:style-name="Source_20_Text"><text:s text:c="12"/>cin &gt;&gt; inscriptos;</text:span></text:p>
      <text:p text:style-name="P2"><text:span text:style-name="Source_20_Text"><text:s text:c="8"/>} while (inscriptos &lt; 0 || inscriptos &gt; tope);</text:span></text:p>
      <text:p text:style-name="P2"><text:span text:style-name="Source_20_Text"><text:s text:c="8"/>cursos[i] = inscriptos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cout &lt;&lt; "\nCantidad de inscriptos por curso:\n";</text:span></text:p>
      <text:p text:style-name="P2"><text:span text:style-name="Source_20_Text"><text:s text:c="4"/>for (int i = 0; i &lt; 5; i++) {</text:span></text:p>
      <text:p text:style-name="P2"><text:span text:style-name="Source_20_Text"><text:s text:c="8"/>cout &lt;&lt; "Curso " &lt;&lt; i + 1 &lt;&lt; ": " &lt;&lt; cursos[i] &lt;&lt; " inscriptos\n"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return 0;</text:span></text:p>
      <text:p text:style-name="P3"><text:span text:style-name="Source_20_Text">}</text:span></text:p>
      <text:p text:style-name="Horizontal_20_Line"/>
      <text:h text:style-name="Heading_20_4" text:outline-level="4"><text:span text:style-name="Strong_20_Emphasis">Ejercicio 2: Inventario</text:span></text:h>
      <text:p text:style-name="P5">La consigna estaba incompleta, no supe como resolverlo.</text:p>
      <text:p text:style-name="Horizontal_20_Line"/>
      <text:h text:style-name="Heading_20_4" text:outline-level="4"><text:span text:style-name="Strong_20_Emphasis">Ejercicio 3: Registro de temperaturas</text:span></text:h>
      <text:p text:style-name="Preformatted_20_Text"/>
      <text:p text:style-name="Preformatted_20_Text"/>
      <text:p text:style-name="P1"><text:soft-page-break/><text:span text:style-name="Source_20_Text">#include &lt;iostream&gt;</text:span></text:p>
      <text:p text:style-name="P2"><text:span text:style-name="Source_20_Text">using namespace std;</text:span></text:p>
      <text:p text:style-name="P2"/>
      <text:p text:style-name="P2"><text:span text:style-name="Source_20_Text">int main() {</text:span></text:p>
      <text:p text:style-name="P2"><text:span text:style-name="Source_20_Text"><text:s text:c="4"/>float temp[30], suma = 0, mayor, menor;</text:span></text:p>
      <text:p text:style-name="P2"><text:span text:style-name="Source_20_Text"><text:s text:c="4"/>int diaMayor = 0, diaMenor = 0;</text:span></text:p>
      <text:p text:style-name="P2"/>
      <text:p text:style-name="P2"><text:span text:style-name="Source_20_Text"><text:s text:c="4"/>for (int i = 0; i &lt; 30; i++) {</text:span></text:p>
      <text:p text:style-name="P2"><text:span text:style-name="Source_20_Text"><text:s text:c="8"/>cout &lt;&lt; "Temperatura del día " &lt;&lt; i + 1 &lt;&lt; ": ";</text:span></text:p>
      <text:p text:style-name="P2"><text:span text:style-name="Source_20_Text"><text:s text:c="8"/>cin &gt;&gt; temp[i];</text:span></text:p>
      <text:p text:style-name="P2"><text:span text:style-name="Source_20_Text"><text:s text:c="8"/>suma += temp[i];</text:span></text:p>
      <text:p text:style-name="P2"><text:span text:style-name="Source_20_Text"><text:s text:c="8"/>if (i == 0 || temp[i] &gt; mayor) {</text:span></text:p>
      <text:p text:style-name="P2"><text:span text:style-name="Source_20_Text"><text:s text:c="12"/>mayor = temp[i];</text:span></text:p>
      <text:p text:style-name="P2"><text:span text:style-name="Source_20_Text"><text:s text:c="12"/>diaMayor = i + 1;</text:span></text:p>
      <text:p text:style-name="P2"><text:span text:style-name="Source_20_Text"><text:s text:c="8"/>}</text:span></text:p>
      <text:p text:style-name="P2"><text:span text:style-name="Source_20_Text"><text:s text:c="8"/>if (i == 0 || temp[i] &lt; menor) {</text:span></text:p>
      <text:p text:style-name="P2"><text:span text:style-name="Source_20_Text"><text:s text:c="12"/>menor = temp[i];</text:span></text:p>
      <text:p text:style-name="P2"><text:span text:style-name="Source_20_Text"><text:s text:c="12"/>diaMenor = i + 1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cout &lt;&lt; "\nPromedio del mes: " &lt;&lt; suma / 30 &lt;&lt; "°C\n";</text:span></text:p>
      <text:p text:style-name="P2"><text:span text:style-name="Source_20_Text"><text:s text:c="4"/>cout &lt;&lt; "Temperatura máxima: " &lt;&lt; mayor &lt;&lt; "°C en el día " &lt;&lt; diaMayor &lt;&lt; "\n";</text:span></text:p>
      <text:p text:style-name="P2"><text:span text:style-name="Source_20_Text"><text:s text:c="4"/>cout &lt;&lt; "Temperatura mínima: " &lt;&lt; menor &lt;&lt; "°C en el día " &lt;&lt; diaMenor &lt;&lt; "\n";</text:span></text:p>
      <text:p text:style-name="P2"/>
      <text:p text:style-name="P2"><text:span text:style-name="Source_20_Text"><text:s text:c="4"/>return 0;</text:span></text:p>
      <text:p text:style-name="P3"><text:span text:style-name="Source_20_Text">}</text:span></text:p>
      <text:p text:style-name="Horizontal_20_Line"/>
      <text:h text:style-name="Heading_20_4" text:outline-level="4"><text:s/><text:span text:style-name="Strong_20_Emphasis">Ejercicio 4: Encuesta de libros</text:span></text:h>
      <text:p text:style-name="Preformatted_20_Text"/>
      <text:p text:style-name="Preformatted_20_Text"/>
      <text:p text:style-name="P1"><text:span text:style-name="Source_20_Text">#include &lt;iostream&gt;</text:span></text:p>
      <text:p text:style-name="P2"><text:span text:style-name="Source_20_Text">using namespace std;</text:span></text:p>
      <text:p text:style-name="P2"/>
      <text:p text:style-name="P2"><text:span text:style-name="Source_20_Text">int main() {</text:span></text:p>
      <text:p text:style-name="P2"><text:span text:style-name="Source_20_Text"><text:s text:c="4"/>int tipo[50], edad[50], educacion[50];</text:span></text:p>
      <text:p text:style-name="P2"><text:span text:style-name="Source_20_Text"><text:s text:c="4"/>int mayores18 = 0;</text:span></text:p>
      <text:p text:style-name="P2"><text:span text:style-name="Source_20_Text"><text:s text:c="4"/>int contadorTipo[2] = {0}; // [0]=ficción, [1]=no ficción</text:span></text:p>
      <text:p text:style-name="P2"><text:span text:style-name="Source_20_Text"><text:s text:c="4"/>int contadorEdu[5] = {0};</text:span></text:p>
      <text:p text:style-name="P2"/>
      <text:p text:style-name="P2"><text:span text:style-name="Source_20_Text"><text:s text:c="4"/>for (int i = 0; i &lt; 50; i++) {</text:span></text:p>
      <text:p text:style-name="P2"><text:span text:style-name="Source_20_Text"><text:s text:c="8"/>cout &lt;&lt; "\nEncuestado " &lt;&lt; i + 1 &lt;&lt; ":\n";</text:span></text:p>
      <text:p text:style-name="P2"><text:span text:style-name="Source_20_Text"><text:s text:c="8"/>cout &lt;&lt; "Tipo de libro (1=ficción, 2=no ficción): ";</text:span></text:p>
      <text:p text:style-name="P2"><text:span text:style-name="Source_20_Text"><text:s text:c="8"/>cin &gt;&gt; tipo[i];</text:span></text:p>
      <text:p text:style-name="P2"><text:span text:style-name="Source_20_Text"><text:s text:c="8"/>cout &lt;&lt; "Edad: ";</text:span></text:p>
      <text:p text:style-name="P2"><text:span text:style-name="Source_20_Text"><text:s text:c="8"/>cin &gt;&gt; edad[i];</text:span></text:p>
      <text:p text:style-name="P2"><text:span text:style-name="Source_20_Text"><text:s text:c="8"/>cout &lt;&lt; "Educación (1-5): ";</text:span></text:p>
      <text:p text:style-name="P2"><text:span text:style-name="Source_20_Text"><text:s text:c="8"/>cin &gt;&gt; educacion[i];</text:span></text:p>
      <text:p text:style-name="P2"/>
      <text:p text:style-name="P2"><text:span text:style-name="Source_20_Text"><text:s text:c="8"/>if (edad[i] &gt; 18) mayores18++;</text:span></text:p>
      <text:p text:style-name="P2"><text:span text:style-name="Source_20_Text"><text:s text:c="8"/>contadorTipo[tipo[i] - 1]++;</text:span></text:p>
      <text:p text:style-name="P2"><text:span text:style-name="Source_20_Text"><text:s text:c="8"/>contadorEdu[educacion[i] - 1]++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cout &lt;&lt; "\nRespuestas mayores de 18 años: " &lt;&lt; mayores18 &lt;&lt; endl;</text:span></text:p>
      <text:p text:style-name="P2"><text:span text:style-name="Source_20_Text"><text:s text:c="4"/>cout &lt;&lt; "Porcentaje lectores ficción: " &lt;&lt; (contadorTipo[0] * 100.0 / 50) &lt;&lt; "%\n";</text:span></text:p>
      <text:p text:style-name="P2"><text:soft-page-break/><text:span text:style-name="Source_20_Text"><text:s text:c="4"/>cout &lt;&lt; "Porcentaje lectores no ficción: " &lt;&lt; (contadorTipo[1] * 100.0 / 50) &lt;&lt; "%\n";</text:span></text:p>
      <text:p text:style-name="P2"/>
      <text:p text:style-name="P2"><text:span text:style-name="Source_20_Text"><text:s text:c="4"/>for (int i = 0; i &lt; 5; i++) {</text:span></text:p>
      <text:p text:style-name="P2"><text:span text:style-name="Source_20_Text"><text:s text:c="8"/>cout &lt;&lt; "Educación tipo " &lt;&lt; i + 1 &lt;&lt; ": " &lt;&lt; contadorEdu[i] &lt;&lt; " respuestas\n"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return 0;</text:span></text:p>
      <text:p text:style-name="P3"><text:span text:style-name="Source_20_Text">}</text:span></text:p>
      <text:h text:style-name="Heading_20_4" text:outline-level="4"><text:s/><text:span text:style-name="Strong_20_Emphasis">Ejercicio 5: Encuesta de producto favorito</text:span></text:h>
      <text:p text:style-name="Preformatted_20_Text"/>
      <text:p text:style-name="Preformatted_20_Text"/>
      <text:p text:style-name="P1"><text:span text:style-name="Source_20_Text">#include &lt;iostream&gt;</text:span></text:p>
      <text:p text:style-name="P2"><text:span text:style-name="Source_20_Text">using namespace std;</text:span></text:p>
      <text:p text:style-name="P2"/>
      <text:p text:style-name="P2"><text:span text:style-name="Source_20_Text">int main() {</text:span></text:p>
      <text:p text:style-name="P2"><text:span text:style-name="Source_20_Text"><text:s text:c="4"/>int votos[3] = {0};</text:span></text:p>
      <text:p text:style-name="P2"><text:span text:style-name="Source_20_Text"><text:s text:c="4"/>int opcion, producto;</text:span></text:p>
      <text:p text:style-name="P2"/>
      <text:p text:style-name="P2"><text:span text:style-name="Source_20_Text"><text:s text:c="4"/>do {</text:span></text:p>
      <text:p text:style-name="P2"><text:span text:style-name="Source_20_Text"><text:s text:c="8"/>cout &lt;&lt; "\n*** ACCESO A ENCUESTA ***\n";</text:span></text:p>
      <text:p text:style-name="P2"><text:span text:style-name="Source_20_Text"><text:s text:c="8"/>cout &lt;&lt; "¿Desea realizar encuesta? 1: sí – 2: no: ";</text:span></text:p>
      <text:p text:style-name="P2"><text:span text:style-name="Source_20_Text"><text:s text:c="8"/>cin &gt;&gt; opcion;</text:span></text:p>
      <text:p text:style-name="P2"/>
      <text:p text:style-name="P2"><text:span text:style-name="Source_20_Text"><text:s text:c="8"/>if (opcion == 1) {</text:span></text:p>
      <text:p text:style-name="P2"><text:span text:style-name="Source_20_Text"><text:s text:c="12"/>cout &lt;&lt; "PRODUCTOS PARTICIPANTES:\n";</text:span></text:p>
      <text:p text:style-name="P2"><text:span text:style-name="Source_20_Text"><text:s text:c="12"/>cout &lt;&lt; "1 - PRODUCTO A\n2 - PRODUCTO B\n3 - PRODUCTO C\n";</text:span></text:p>
      <text:p text:style-name="P2"><text:span text:style-name="Source_20_Text"><text:s text:c="12"/>cout &lt;&lt; "Ingrese número producto favorito: ";</text:span></text:p>
      <text:p text:style-name="P2"><text:span text:style-name="Source_20_Text"><text:s text:c="12"/>cin &gt;&gt; producto;</text:span></text:p>
      <text:p text:style-name="P2"><text:span text:style-name="Source_20_Text"><text:s text:c="12"/>if (producto &gt;= 1 &amp;&amp; producto &lt;= 3) {</text:span></text:p>
      <text:p text:style-name="P2"><text:span text:style-name="Source_20_Text"><text:s text:c="16"/>votos[producto - 1]++;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pan text:style-name="Source_20_Text"><text:s text:c="4"/>} while (opcion != 2);</text:span></text:p>
      <text:p text:style-name="P2"/>
      <text:p text:style-name="P2"><text:span text:style-name="Source_20_Text"><text:s text:c="4"/>cout &lt;&lt; "\nResultados de la encuesta:\n";</text:span></text:p>
      <text:p text:style-name="P2"><text:span text:style-name="Source_20_Text"><text:s text:c="4"/>cout &lt;&lt; "Producto A: " &lt;&lt; votos[0] &lt;&lt; " votos\n";</text:span></text:p>
      <text:p text:style-name="P2"><text:span text:style-name="Source_20_Text"><text:s text:c="4"/>cout &lt;&lt; "Producto B: " &lt;&lt; votos[1] &lt;&lt; " votos\n";</text:span></text:p>
      <text:p text:style-name="P2"><text:span text:style-name="Source_20_Text"><text:s text:c="4"/>cout &lt;&lt; "Producto C: " &lt;&lt; votos[2] &lt;&lt; " votos\n";</text:span></text:p>
      <text:p text:style-name="P2"/>
      <text:p text:style-name="P2"><text:span text:style-name="Source_20_Text"><text:s text:c="4"/>int total = votos[0] + votos[1] + votos[2];</text:span></text:p>
      <text:p text:style-name="P2"><text:span text:style-name="Source_20_Text"><text:s text:c="4"/>cout &lt;&lt; "Total de votos: " &lt;&lt; total &lt;&lt; endl;</text:span></text:p>
      <text:p text:style-name="P2"/>
      <text:p text:style-name="P2"><text:span text:style-name="Source_20_Text"><text:s text:c="4"/>int max = 0;</text:span></text:p>
      <text:p text:style-name="P2"><text:span text:style-name="Source_20_Text"><text:s text:c="4"/>for (int i = 1; i &lt; 3; i++) {</text:span></text:p>
      <text:p text:style-name="P2"><text:span text:style-name="Source_20_Text"><text:s text:c="8"/>if (votos[i] &gt; votos[max]) max = i;</text:span></text:p>
      <text:p text:style-name="P2"><text:span text:style-name="Source_20_Text"><text:s text:c="4"/>}</text:span></text:p>
      <text:p text:style-name="P2"><text:span text:style-name="Source_20_Text"><text:s text:c="4"/>cout &lt;&lt; "Producto con más votos: Producto " &lt;&lt; char('A' + max) &lt;&lt; endl;</text:span></text:p>
      <text:p text:style-name="P2"/>
      <text:p text:style-name="P2"><text:span text:style-name="Source_20_Text"><text:s text:c="4"/>return 0;</text:span></text:p>
      <text:p text:style-name="P3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tratum2 Bold" svg:font-family="'Stratum2 Bold'"/>
    <style:font-face style:name="Stratum2 Medium" svg:font-family="'Stratum2 Medium'"/>
    <style:font-face style:name="Stratum2 Regular" svg:font-family="'Stratum2 Regular'"/>
    <style:font-face style:name="Stratum2 Regular Monodigit" svg:font-family="'Stratum2 Regular Monodigi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tratum2 Regular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Stratum2 Regular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tratum2 Bold" fo:font-family="'Stratum2 Bold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tratum2 Medium" fo:font-family="'Stratum2 Medium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tratum2 Regular" fo:font-family="'Stratum2 Regular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tratum2 Regular Monodigit" fo:font-family="'Stratum2 Regular Monodigit'"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20:01:06.755000000</meta:creation-date>
    <dc:date>2025-05-20T20:04:59.829000000</dc:date>
    <meta:editing-duration>PT3M52S</meta:editing-duration>
    <meta:editing-cycles>4</meta:editing-cycles>
    <meta:generator>LibreOffice/24.8.6.2$Windows_X86_64 LibreOffice_project/6d98ba145e9a8a39fc57bcc76981d1fb1316c60c</meta:generator>
    <meta:document-statistic meta:table-count="1" meta:image-count="0" meta:object-count="0" meta:page-count="4" meta:paragraph-count="208" meta:word-count="904" meta:character-count="4850" meta:non-whitespace-character-count="3401"/>
  </office:meta>
</office:document-meta>
</file>